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En el contexto del laboratorio del <text:span text:style-name="Strong_20_Emphasis">Capítulo 12: Ciclo de Vida</text:span>, y teniendo en cuenta que el objetivo del libro es responder a preguntas existenciales de manera científica y realista, aquí tienes un listado de preguntas que muchas personas se hacen respecto al <text:span text:style-name="Emphasis">ciclo de vida</text:span>, y que podrían abordarse desde la teoría de la máquina inteligente que propones:</text:p>
      <text:p text:style-name="Horizontal_20_Line"/>
      <text:h text:style-name="Heading_20_3" text:outline-level="3">❖ Preguntas Existenciales Relacionadas al Ciclo de Vida</text:h>
      <text:list xml:id="list216652442" text:style-name="L1">
        <text:list-item>
          <text:p text:style-name="P1"><text:span text:style-name="Strong_20_Emphasis">¿Por qué nacemos, envejecemos y morimos?</text:span><text:line-break/>¿Existe una razón lógica o estructural para que la vida tenga un comienzo y un final?</text:p>
        </text:list-item>
        <text:list-item>
          <text:p text:style-name="P1"><text:span text:style-name="Strong_20_Emphasis">¿Qué propósito cumple la muerte en la vida?</text:span><text:line-break/>¿La muerte es un error, una consecuencia inevitable, o una función del sistema?</text:p>
        </text:list-item>
        <text:list-item>
          <text:p text:style-name="P1"><text:span text:style-name="Strong_20_Emphasis">¿Por qué el ciclo de vida tiene una duración limitada?</text:span><text:line-break/>¿Podría haber sido indefinido? ¿Qué ventajas tiene la temporalidad?</text:p>
        </text:list-item>
        <text:list-item>
          <text:p text:style-name="P1"><text:span text:style-name="Strong_20_Emphasis">¿Por qué se repite el ciclo generación tras generación?</text:span><text:line-break/>¿Qué se logra al reiniciar el proceso una y otra vez?</text:p>
        </text:list-item>
        <text:list-item>
          <text:p text:style-name="P1"><text:span text:style-name="Strong_20_Emphasis">¿Cuál es la función del envejecimiento?</text:span><text:line-break/>¿Es simplemente deterioro o tiene un papel útil dentro del sistema?</text:p>
        </text:list-item>
        <text:list-item>
          <text:p text:style-name="P1"><text:span text:style-name="Strong_20_Emphasis">¿Por qué nacemos sin memoria de vidas pasadas o del origen?</text:span><text:line-break/>¿Es una limitación estructural o una condición necesaria del sistema?</text:p>
        </text:list-item>
        <text:list-item>
          <text:p text:style-name="P1"><text:span text:style-name="Strong_20_Emphasis">¿Qué sentido tiene el sufrimiento durante el ciclo de vida?</text:span><text:line-break/>¿Es parte del cálculo? ¿Tiene valor funcional o evolutivo?</text:p>
        </text:list-item>
        <text:list-item>
          <text:p text:style-name="P1"><text:span text:style-name="Strong_20_Emphasis">¿Qué es lo que se transmite realmente de una generación a otra?</text:span><text:line-break/>¿Solo ADN? ¿Información, errores, adaptaciones?</text:p>
        </text:list-item>
        <text:list-item>
          <text:p text:style-name="P1"><text:span text:style-name="Strong_20_Emphasis">¿Qué papel juega el aprendizaje dentro de un ciclo que termina en muerte?</text:span><text:line-break/>¿No es inútil aprender si todo se borra al final?</text:p>
        </text:list-item>
        <text:list-item>
          <text:p text:style-name="P1"><text:span text:style-name="Strong_20_Emphasis">¿Cuál es el papel del individuo en un ciclo que parece repetirse sin fin?</text:span><text:line-break/>¿Tiene sentido hablar de propósito individual dentro de un sistema colectivo?</text:p>
        </text:list-item>
        <text:list-item>
          <text:p text:style-name="P1"><text:span text:style-name="Strong_20_Emphasis">¿Cómo se relaciona el ciclo de vida con la resolución de un problema mayor?</text:span><text:line-break/>¿La vida tiene un objetivo fuera de sí misma?</text:p>
        </text:list-item>
        <text:list-item>
          <text:p text:style-name="P1"><text:span text:style-name="Strong_20_Emphasis">¿Existe un punto en el ciclo donde se ‘completa’ el individuo?</text:span><text:line-break/>¿Es la madurez una condición para el procesamiento del sistema?</text:p>
        </text:list-item>
        <text:list-item>
          <text:p text:style-name="P1"><text:span text:style-name="Strong_20_Emphasis">¿Puede el ciclo de vida explicarse sin recurrir a un creador?</text:span><text:line-break/>¿Se justifica su estructura por pura lógica, o parece diseñada?</text:p>
        </text:list-item>
      </text:list>
      <text:p text:style-name="Horizontal_20_Line"/>
      <text:p text:style-name="Text_20_body"><text:soft-page-break/>Estas preguntas pueden servir de guía para estructurar los bloques temáticos del laboratorio, conectando lo emocional con lo funcional.</text:p>
      <text:p text:style-name="Text_20_body">¿Quieres que ahora agrupemos estas preguntas en secciones temáticas para dar forma al laboratorio? Puedo ayudarte a crear una estructura con <text:a xlink:type="simple" xlink:href="https://chatgpt.com/c/f" text:style-name="Internet_20_link" text:visited-style-name="Visited_20_Internet_20_Link">secciones del capítulo</text:a>, <text:a xlink:type="simple" xlink:href="https://chatgpt.com/c/f" text:style-name="Internet_20_link" text:visited-style-name="Visited_20_Internet_20_Link">conceptos clave</text:a> o <text:a xlink:type="simple" xlink:href="https://chatgpt.com/c/f" text:style-name="Internet_20_link" text:visited-style-name="Visited_20_Internet_20_Link">ilustraciones visuales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8:33:35.595000000</meta:creation-date>
    <dc:date>2025-06-24T18:34:31.596000000</dc:date>
    <meta:editing-duration>PT56S</meta:editing-duration>
    <meta:editing-cycles>1</meta:editing-cycles>
    <meta:document-statistic meta:table-count="0" meta:image-count="0" meta:object-count="0" meta:page-count="2" meta:paragraph-count="17" meta:word-count="398" meta:character-count="2380" meta:non-whitespace-character-count="2012"/>
    <meta:generator>LibreOffice/7.3.5.2$Windows_X86_64 LibreOffice_project/184fe81b8c8c30d8b5082578aee2fed2ea847c01</meta:generator>
  </office:meta>
</office:document-meta>
</file>